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Roboto" svg:font-family="Roboto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32.24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71pt"/>
    </style:style>
    <style:style style:name="ro1" style:family="table-row">
      <style:table-row-properties style:row-height="25.14pt" fo:break-before="auto" style:use-optimal-row-height="fals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6.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4.6pt" fo:break-before="auto" style:use-optimal-row-height="tru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6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74489d" style:text-align-source="value-type" style:repeat-content="false" style:vertical-align="middle"/>
      <style:paragraph-properties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17" style:family="table-cell" style:parent-style-name="Default">
      <style:table-cell-properties style:text-align-source="value-type" style:repeat-content="false" style:vertical-align="top"/>
      <style:paragraph-properties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18" style:family="table-cell" style:parent-style-name="Default" style:data-style-name="N100">
      <style:table-cell-properties fo:background-color="#74489d" style:text-align-source="fix" style:repeat-content="false" fo:wrap-option="wrap" style:vertical-align="middle"/>
      <style:paragraph-properties fo:text-align="start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  <style:map style:condition="is-true-formula(OR([.B1]=&quot;WALK&quot;;[.B1]=&quot;FACE&quot;;[.B1]=&quot;ACTIVATE&quot;;[.B1]=&quot;GOTO&quot;;[.B1]=&quot;WAIT&quot;;[.B1]=&quot;OPTION&quot;;[.B1]=&quot;SAVEOPTION&quot;;[.B1]=&quot;LOADOPTION&quot;;[.B1]=&quot;PLAYSONG&quot;;[.B1]=&quot;PLAYSOUND&quot;))" style:apply-style-name="TRIGGERTYPE" style:base-cell-address="Sheet1.B1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  <style:map style:condition="is-true-formula(OR([.B1]=&quot;WALK&quot;;[.B1]=&quot;FACE&quot;;[.B1]=&quot;ACTIVATE&quot;;[.B1]=&quot;GOTO&quot;;[.B1]=&quot;WAIT&quot;;[.B1]=&quot;OPTION&quot;;[.B1]=&quot;SAVEOPTION&quot;;[.B1]=&quot;LOADOPTION&quot;;[.B1]=&quot;PLAYSONG&quot;;[.B1]=&quot;PLAYSOUND&quot;))" style:apply-style-name="TRIGGERTYPE" style:base-cell-address="Sheet1.B1"/>
    </style:style>
    <style:style style:name="ce20" style:family="table-cell" style:parent-style-name="Default"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  <style:map style:condition="is-true-formula(OR([.B1]=&quot;WALK&quot;;[.B1]=&quot;FACE&quot;;[.B1]=&quot;ACTIVATE&quot;;[.B1]=&quot;GOTO&quot;;[.B1]=&quot;WAIT&quot;;[.B1]=&quot;OPTION&quot;;[.B1]=&quot;SAVEOPTION&quot;;[.B1]=&quot;LOADOPTION&quot;;[.B1]=&quot;PLAYSONG&quot;;[.B1]=&quot;PLAYSOUND&quot;))" style:apply-style-name="TRIGGERTYPE" style:base-cell-address="Sheet1.B1"/>
    </style:style>
    <style:style style:name="ce21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23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25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27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Robot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Roboto1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9"/>
        <table:table-column table:style-name="co3" table:default-cell-style-name="ce22"/>
        <table:table-column table:style-name="co3" table:default-cell-style-name="ce24"/>
        <table:table-column table:style-name="co3" table:default-cell-style-name="ce26"/>
        <table:table-column table:style-name="co4" table:default-cell-style-name="ce28"/>
        <table:table-column table:style-name="co5" table:number-columns-repeated="1018" table:default-cell-style-name="ce30"/>
        <table:table-row table:style-name="ro1">
          <table:table-cell table:style-name="ce16" office:value-type="string" calcext:value-type="string">
            <text:p>Identifier</text:p>
          </table:table-cell>
          <table:table-cell table:style-name="ce18" office:value-type="string" calcext:value-type="string">
            <text:p>Value</text:p>
          </table:table-cell>
          <table:table-cell table:style-name="ce21" office:value-type="string" calcext:value-type="string">
            <text:p>Variable 1</text:p>
          </table:table-cell>
          <table:table-cell table:style-name="ce23" office:value-type="string" calcext:value-type="string">
            <text:p>Variable 2</text:p>
          </table:table-cell>
          <table:table-cell table:style-name="ce25" office:value-type="string" calcext:value-type="string">
            <text:p>Variable 3</text:p>
          </table:table-cell>
          <table:table-cell table:style-name="ce27" office:value-type="string" calcext:value-type="string">
            <text:p>Variable 4</text:p>
          </table:table-cell>
          <table:table-cell table:style-name="ce29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000-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My mother used to sing this song before I went to sleep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never told me the name of the song though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style-name="ce20" office:value-type="string" calcext:value-type="string">
            <text:p>D000-0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FACE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What…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tephen</text:p>
          </table:table-cell>
          <table:table-cell office:value-type="string" calcext:value-type="string">
            <text:p>Why did you run away, Alice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ce</text:p>
          </table:table-cell>
          <table:table-cell office:value-type="string" calcext:value-type="string">
            <text:p>I just thought that…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hat if I turned on the machine…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n maybe my parents would return…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hen</text:p>
          </table:table-cell>
          <table:table-cell office:value-type="string" calcext:value-type="string">
            <text:p>So utterly stubborn, aren’t w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lice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I just wanted to…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WALK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I know Alice, I know…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ID" calcext:value="formula-is([.A1]=&quot;ID&quot;)" calcext:base-cell-address="Sheet1.A1"/>
            <calcext:condition calcext:apply-style-name="END" calcext:value="formula-is([.A1]=&quot;END&quot;)" calcext:base-cell-address="Sheet1.A1"/>
          </calcext:conditional-format>
          <calcext:conditional-format calcext:target-range-address="Sheet1.C1:Sheet1.C1048576">
            <calcext:condition calcext:apply-style-name="ID" calcext:value="formula-is([.A1]=&quot;ID&quot;)" calcext:base-cell-address="Sheet1.C1"/>
            <calcext:condition calcext:apply-style-name="END" calcext:value="formula-is([.A1]=&quot;END&quot;)" calcext:base-cell-address="Sheet1.C1"/>
          </calcext:conditional-format>
          <calcext:conditional-format calcext:target-range-address="Sheet1.D1:Sheet1.D1048576">
            <calcext:condition calcext:apply-style-name="ID" calcext:value="formula-is([.A1]=&quot;ID&quot;)" calcext:base-cell-address="Sheet1.D1"/>
            <calcext:condition calcext:apply-style-name="END" calcext:value="formula-is([.A1]=&quot;END&quot;)" calcext:base-cell-address="Sheet1.D1"/>
          </calcext:conditional-format>
          <calcext:conditional-format calcext:target-range-address="Sheet1.E1:Sheet1.E1048576">
            <calcext:condition calcext:apply-style-name="ID" calcext:value="formula-is([.A1]=&quot;ID&quot;)" calcext:base-cell-address="Sheet1.E1"/>
            <calcext:condition calcext:apply-style-name="END" calcext:value="formula-is([.A1]=&quot;END&quot;)" calcext:base-cell-address="Sheet1.E1"/>
          </calcext:conditional-format>
          <calcext:conditional-format calcext:target-range-address="Sheet1.F1:Sheet1.F1048576">
            <calcext:condition calcext:apply-style-name="ID" calcext:value="formula-is([.A1]=&quot;ID&quot;)" calcext:base-cell-address="Sheet1.F1"/>
            <calcext:condition calcext:apply-style-name="END" calcext:value="formula-is([.A1]=&quot;END&quot;)" calcext:base-cell-address="Sheet1.F1"/>
          </calcext:conditional-format>
          <calcext:conditional-format calcext:target-range-address="Sheet1.B1:Sheet1.B1048576">
            <calcext:condition calcext:apply-style-name="ID" calcext:value="formula-is([.A1]=&quot;ID&quot;)" calcext:base-cell-address="Sheet1.B1"/>
            <calcext:condition calcext:apply-style-name="END" calcext:value="formula-is([.A1]=&quot;END&quot;)" calcext:base-cell-address="Sheet1.B1"/>
            <calcext:condition calcext:apply-style-name="TRIGGER" calcext:value="formula-is([.B1]=&quot;TRIGGER&quot;)" calcext:base-cell-address="Sheet1.B1"/>
            <calcext:condition calcext:apply-style-name="TRIGGERTYPE" calcext:value="formula-is(OR([.B1]=&quot;WALK&quot;;[.B1]=&quot;FACE&quot;;[.B1]=&quot;ACTIVATE&quot;;[.B1]=&quot;GOTO&quot;;[.B1]=&quot;WAIT&quot;;[.B1]=&quot;OPTION&quot;;[.B1]=&quot;SAVEOPTION&quot;;[.B1]=&quot;LOADOPTION&quot;;[.B1]=&quot;PLAYSONG&quot;;[.B1]=&quot;PLAYSOUND&quot;)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Roboto" svg:font-family="Roboto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font-name="Roboto" fo:font-family="Roboto" style:font-style-name="Regular"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D" style:family="table-cell" style:parent-style-name="Default">
      <style:table-cell-properties fo:background-color="#dfcce4"/>
    </style:style>
    <style:style style:name="END" style:family="table-cell" style:parent-style-name="Default">
      <style:table-cell-properties fo:background-color="#c7a0cb"/>
    </style:style>
    <style:style style:name="TRIGGER" style:family="table-cell" style:parent-style-name="Default">
      <style:table-cell-properties fo:background-color="#59c5c7" loext:vertical-justify="auto"/>
      <style:paragraph-properties css3t:text-justify="auto"/>
    </style:style>
    <style:style style:name="TRIGGERTYPE" style:family="table-cell" style:parent-style-name="Default">
      <style:table-cell-properties fo:background-color="#bce4e5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5:53:22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25:16.178000000</meta:creation-date>
    <dc:date>2018-03-30T16:24:10.810000000</dc:date>
    <meta:editing-duration>P7DT18H27M26S</meta:editing-duration>
    <meta:editing-cycles>15</meta:editing-cycles>
    <meta:generator>LibreOffice/6.0.2.1$Windows_X86_64 LibreOffice_project/f7f06a8f319e4b62f9bc5095aa112a65d2f3ac89</meta:generator>
    <meta:document-statistic meta:table-count="1" meta:cell-count="61" meta:object-count="0"/>
  </office:meta>
</office:document-meta>
</file>